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subtitle">
      <style:graphic-properties draw:fill-color="#ffffff" fo:min-height="16.255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3.506cm"/>
    </style:style>
    <style:style style:name="pr4" style:family="presentation" style:parent-style-name="默认-outline1">
      <style:graphic-properties fo:min-height="11.929cm"/>
    </style:style>
    <style:style style:name="P1" style:family="paragraph">
      <style:text-properties style:font-size-asian="20pt"/>
    </style:style>
    <style:style style:name="P2" style:family="paragraph">
      <style:text-properties fo:font-size="44pt" style:font-size-asian="44pt" style:font-size-complex="4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课程报告—文件系统部分</text:span></text:p>
            <text:p/>
            <text:p>董豪宇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小组分工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分工</text:p>
                <text:list>
                  <text:list-item>
                    <text:p>硬件debug: 李宇轩</text:p>
                  </text:list-item>
                  <text:list-item>
                    <text:p>文件系统: 董豪宇</text:p>
                  </text:list-item>
                  <text:list-item>
                    <text:p>网络支持:梁泽宇</text:p>
                  </text:list-item>
                </text:list>
              </text:list-item>
              <text:list-item>
                <text:p>整个组的目标比较杂, 工作也相对独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实验目标描述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原有目标</text:p>
                <text:list>
                  <text:list-item>
                    <text:p>将现有的X86 ucore移植到MIPS架构下</text:p>
                  </text:list-item>
                  <text:list-item>
                    <text:p>已经完成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实验目标描述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现在的目标</text:p>
                <text:list>
                  <text:list-item>
                    <text:p>为文件系统加上创建文件的功能</text:p>
                  </text:list-item>
                  <text:list-item>
                    <text:p>在此基础上将FLASH利用起来</text:p>
                  </text:list-item>
                </text:list>
              </text:list-item>
              <text:list-item>
                <text:p>之前对目标的理解有偏差,因此进度上落后了</text:p>
                <text:list>
                  <text:list-item>
                    <text:p>ucore-plus中的yaffs2不适用于nor flash</text:p>
                  </text:list-item>
                  <text:list-item>
                    <text:p>linux下的jffs2系统移植起来过于复杂</text:p>
                    <text:list>
                      <text:list-item>
                        <text:p>适配ucore vfs和dev层的工作比较复杂</text:p>
                      </text:list-item>
                      <text:list-item>
                        <text:p>锁, 红黑树, 进程控制块, 信号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实验目标描述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在SFS文件系统中扩展创建功能</text:p>
                <text:list>
                  <text:list-item>
                    <text:p>已经完成</text:p>
                  </text:list-item>
                  <text:list-item>
                    <text:p>有改进余地</text:p>
                  </text:list-item>
                </text:list>
              </text:list-item>
              <text:list-item>
                <text:p>利用FLASH做永久储存</text:p>
                <text:list>
                  <text:list-item>
                    <text:p>正在进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实现方案 –sfs扩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FS扩展文件创建功能</text:p>
                <text:list>
                  <text:list-item>
                    <text:p>分配dev_node, inode, 并在父节点中写入相应信息</text:p>
                  </text:list-item>
                  <text:list-item>
                    <text:p>dev_node, inode在文件系统中有接口</text:p>
                  </text:list-item>
                  <text:list-item>
                    <text:p>写入相应信息可以通过追踪`ls`的过程, 模仿读出相应信息自己实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实现方案 – 利用FLASH做储存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LASH(主要是nor FLASH)的问题</text:p>
                <text:list>
                  <text:list-item>
                    <text:p>写之前要擦除</text:p>
                  </text:list-item>
                  <text:list-item>
                    <text:p>擦除的时间很慢(秒级)</text:p>
                  </text:list-item>
                  <text:list-item>
                    <text:p>擦除以块计, 每块128K</text:p>
                  </text:list-item>
                  <text:list-item>
                    <text:p>存在擦除寿命(不关心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实现方案 – 利用FLASH做储存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基本思路</text:p>
                <text:list>
                  <text:list-item>
                    <text:p>缓存策略</text:p>
                    <text:list>
                      <text:list-item>
                        <text:p>避免直接写入</text:p>
                      </text:list-item>
                    </text:list>
                  </text:list-item>
                  <text:list-item>
                    <text:p>异步擦除</text:p>
                    <text:list>
                      <text:list-item>
                        <text:p>避免擦除等待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实现方案 – 利用FLASH做储存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缓存策略</text:p>
                <text:list>
                  <text:list-item>
                    <text:p>通常情况下的读写都在RAM上进行</text:p>
                  </text:list-item>
                  <text:list-item>
                    <text:p>在合适的时机将内容写入到对应的已擦除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实现方案 – 利用FLASH做储存(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异步擦除</text:p>
                <text:list>
                  <text:list-item>
                    <text:p>异步擦除借鉴了linux下jffs2的做法</text:p>
                  </text:list-item>
                  <text:list-item>
                    <text:p>创建内核线程</text:p>
                    <text:list>
                      <text:list-item>
                        <text:p>检查当前是否可写入/擦除</text:p>
                      </text:list-item>
                      <text:list-item>
                        <text:p>检查是否有脏块, 可擦除则擦除(不等待)</text:p>
                      </text:list-item>
                      <text:list-item>
                        <text:p>检查是否有空块, 有则写入</text:p>
                      </text:list-item>
                      <text:list-item>
                        <text:p>检查是否有正在擦除的块, 有则标记为已清除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实现方案 – 利用FLASH做储存(5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状态转换</text:p>
                <text:list>
                  <text:list-item>
                    <text:p>CONSISTENT → DIRTY </text:p>
                    <text:list>
                      <text:list-item>
                        <text:p>在RAM上有改动</text:p>
                      </text:list-item>
                    </text:list>
                  </text:list-item>
                  <text:list-item>
                    <text:p>DIRTY → CLEANING</text:p>
                    <text:list>
                      <text:list-item>
                        <text:p>内核线程对其进行异步擦除</text:p>
                      </text:list-item>
                    </text:list>
                  </text:list-item>
                  <text:list-item>
                    <text:p>CLEANING → CLEAN</text:p>
                    <text:list>
                      <text:list-item>
                        <text:p>擦除完成</text:p>
                      </text:list-item>
                    </text:list>
                  </text:list-item>
                  <text:list-item>
                    <text:p>CLEAN → CONSISTENT</text:p>
                    <text:list>
                      <text:list-item>
                        <text:p>将RAM中的内容写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实现方案 – 利用FLASH做储存(6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关于数据一致性</text:p>
                <text:list>
                  <text:list-item>
                    <text:p>方案的数据一致性很弱</text:p>
                  </text:list-item>
                  <text:list-item>
                    <text:p>可能造成数据丢失</text:p>
                  </text:list-item>
                </text:list>
              </text:list-item>
              <text:list-item>
                <text:p>增强数据一致性</text:p>
                <text:list>
                  <text:list-item>
                    <text:p>FLASH不够大</text:p>
                  </text:list-item>
                  <text:list-item>
                    <text:p>一份数据多份存储 对应关系会非常复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当前进展 – 利用FLASH做储存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在qemu中添加了对FLASH的支持</text:p>
              </text:list-item>
              <text:list-item>
                <text:p>完成FLASH SWAPPER</text:p>
              </text:list-item>
              <text:list-item>
                <text:p>但是DIRTY标记还没有完成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未来计划 – 利用FLASH做储存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就qemu的修改(包括如何使用学长的qemu)出一份简明的文档</text:p>
              </text:list-item>
              <text:list-item>
                <text:p>[重点]完成DIRTY标记, 在qemu上成功运行</text:p>
              </text:list-item>
              <text:list-item>
                <text:p>上板调试</text:p>
                <text:list>
                  <text:list-item>
                    <text:p>可能要扩展现有的指令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体会与收获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应对比较庞大的系统时经验不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2"><text:span text:style-name="T2">谢 谢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1:47:38.674706801</meta:creation-date>
    <dc:date>2016-05-15T13:46:21.665742920</dc:date>
    <meta:editing-duration>PT1H30M9S</meta:editing-duration>
    <meta:editing-cycles>15</meta:editing-cycles>
    <meta:generator>LibreOffice/4.2.8.2$Linux_X86_64 LibreOffice_project/420m0$Build-2</meta:generator>
    <meta:document-statistic meta:object-count="83"/>
  </office:meta>
</office:document-meta>
</file>